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7b64e" officeooo:paragraph-rsid="0007b64e"/>
    </style:style>
    <style:style style:name="P2" style:family="paragraph" style:parent-style-name="Standard">
      <style:text-properties officeooo:rsid="0007b64e" officeooo:paragraph-rsid="0007b64e"/>
    </style:style>
    <style:style style:name="P3" style:family="paragraph" style:parent-style-name="Standard">
      <style:text-properties officeooo:rsid="000f5f53" officeooo:paragraph-rsid="000f5f53"/>
    </style:style>
    <style:style style:name="T1" style:family="text">
      <style:text-properties officeooo:rsid="000dda61"/>
    </style:style>
    <style:style style:name="T2" style:family="text">
      <style:text-properties officeooo:rsid="001140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звание проекта: <text:span text:style-name="T1">BoredBoard</text:span></text:p>
      <text:p text:style-name="P1"/>
      <text:p text:style-name="P3">Описание: Один огромный дружный чат заскучавших людей. У каждого участника на аккаунт выдаётся несколько заданий с BoredAPI <text:span text:style-name="T2">(переводятся на русский с помощью Yandex.Translate)</text:span>, если твои задания совпадают с чужими, их никнейм и аватарка выделяются среди других.</text:p>
      <text:p text:style-name="P3"/>
      <text:p text:style-name="P3">Идеи для дальнейшего развития: ЛС, полноценная страница аккаунта, несколько чатов на раздельные темы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6:01:57.578852662</meta:creation-date>
    <dc:date>2023-03-11T17:14:28.427598287</dc:date>
    <meta:editing-duration>PT3M10S</meta:editing-duration>
    <meta:editing-cycles>4</meta:editing-cycles>
    <meta:generator>LibreOffice/7.5.1.2$Linux_X86_64 LibreOffice_project/50$Build-2</meta:generator>
    <meta:document-statistic meta:table-count="0" meta:image-count="0" meta:object-count="0" meta:page-count="1" meta:paragraph-count="3" meta:word-count="52" meta:character-count="390" meta:non-whitespace-character-count="341"/>
  </office:meta>
</office:document-meta>
</file>